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a90" officeooo:paragraph-rsid="001fba90"/>
    </style:style>
    <style:style style:name="P2" style:family="paragraph" style:parent-style-name="Standard" style:list-style-name="L2">
      <style:text-properties officeooo:rsid="001fba90" officeooo:paragraph-rsid="001fba90"/>
    </style:style>
    <style:style style:name="P3" style:family="paragraph" style:parent-style-name="Standard">
      <style:text-properties fo:font-weight="bold" officeooo:rsid="001fba90" officeooo:paragraph-rsid="001fba90" style:font-weight-asian="bold" style:font-weight-complex="bold"/>
    </style:style>
    <style:style style:name="P4" style:family="paragraph" style:parent-style-name="Standard">
      <style:text-properties officeooo:paragraph-rsid="001fba90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1fba90"/>
    </style:style>
    <style:style style:name="P7" style:family="paragraph" style:parent-style-name="Standard" style:list-style-name="L2">
      <style:text-properties officeooo:rsid="0021bb50" officeooo:paragraph-rsid="0021bb50"/>
    </style:style>
    <style:style style:name="P8" style:family="paragraph" style:parent-style-name="Standard" style:list-style-name="L2">
      <style:text-properties officeooo:rsid="00221b7a" officeooo:paragraph-rsid="00221b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ce9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ce94" style:font-weight-asian="normal" style:font-weight-complex="normal"/>
    </style:style>
    <style:style style:name="T5" style:family="text">
      <style:text-properties officeooo:rsid="001fce94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uno: </text:span>Arthur Diniz da Luz – <text:span text:style-name="T1">RA:</text:span> 120177</text:p>
      <text:p text:style-name="Standard"/>
      <text:p text:style-name="P4"><text:span text:style-name="T1">Questionário:</text:span></text:p>
      <text:list xml:id="list3000027641" text:style-name="L1">
        <text:list-item>
          <text:p text:style-name="P6">Como a herança está presente no jogo? Em qual parte (classe, linha) aparece o conceito de herança?</text:p>
        </text:list-item>
        <text:list-item>
          <text:p text:style-name="P5">Existe sobrescrita no seu código? Se sim, em qual classe e linha(s)?</text:p>
        </text:list-item>
        <text:list-item>
          <text:p text:style-name="P5">Dê um exemplo de atributo (classe e linha em que aparece).</text:p>
        </text:list-item>
        <text:list-item>
          <text:p text:style-name="P5">Dê um exemplo de método (classe e linha em que aparece).</text:p>
        </text:list-item>
        <text:list-item>
          <text:p text:style-name="P5">Como encapsulamento está presente no jogo? Em qual classe e linhas? (Se você não aplicou encapsulamento em nenhum momento, ainda há tempo...)</text:p>
        </text:list-item>
        <text:list-item>
          <text:p text:style-name="P6">Indique um local no seu código em que exista instanciação de um objeto (arquivo / linha).</text:p>
        </text:list-item>
        <text:list-item>
          <text:p text:style-name="P5">Indique um local no seu código em que haja a chamada a um método (arquivo / linha).</text:p>
        </text:list-item>
      </text:list>
      <text:p text:style-name="Standard"/>
      <text:p text:style-name="P3">Respostas:</text:p>
      <text:list xml:id="list435547043" text:style-name="L2">
        <text:list-item>
          <text:p text:style-name="P2">None.</text:p>
        </text:list-item>
        <text:list-item>
          <text:p text:style-name="P2">None.</text:p>
        </text:list-item>
        <text:list-item>
          <text:p text:style-name="P2">Na classe Matriz, há os atributos <text:span text:style-name="T1">superficie</text:span> do tipo pygame.display, <text:span text:style-name="T1">blocos_matriz</text:span>: do tipo lista, <text:span text:style-name="T1">desfazer_jogada </text:span><text:s/>do tipo lista, <text:span text:style-name="T1">fonte </text:span><text:span text:style-name="T3">do tipo </text:span>pygame.font e <text:span text:style-name="T1">placar_fonte </text:span><text:span text:style-name="T3">do tipo </text:span>pygame.font, <text:span text:style-name="T1">tot_pontos</text:span>, <text:span text:style-name="T1">placar_padrao, placa_tam</text:span> do tipo inteiro e cor, que é um objeto (agregação da classe Cor). Estão presentas nas linhas 11 à 19.</text:p>
        </text:list-item>
        <text:list-item>
          <text:p text:style-name="P2"><text:span text:style-name="T5">Existem os métodos </text:span><text:span text:style-name="T1">exibir_matriz</text:span><text:span text:style-name="T3"> </text:span><text:span text:style-name="T4">(linha 21), </text:span><text:span text:style-name="T2">exibir_gameover</text:span><text:span text:style-name="T4"> (linha 39), </text:span><text:span text:style-name="T2">posicionar_bloco</text:span><text:span text:style-name="T4"> (linha 45), </text:span><text:span text:style-name="T2">mover_bloco</text:span><text:span text:style-name="T4"> (linha 60), etc.</text:span></text:p>
        </text:list-item>
        <text:list-item>
          <text:p text:style-name="P7"><text:span text:style-name="T4">N</text:span><text:span text:style-name="T3">one.</text:span></text:p>
        </text:list-item>
        <text:list-item>
          <text:p text:style-name="P7"><text:span text:style-name="T3">Na linha 22 do arquivo </text:span><text:span text:style-name="T6">main.py</text:span><text:span text:style-name="T3">, o objeto </text:span><text:span text:style-name="T1">tabuleiro</text:span><text:span text:style-name="T3"> foi instanciado, a partir da classe Matriz e, na linha 19 do arquivo </text:span><text:span text:style-name="T6">tabuleiro.py</text:span><text:span text:style-name="T7">, na classe Matriz, o objeto </text:span><text:span text:style-name="T8">cor</text:span><text:span text:style-name="T7"> é instanciado através de uma agregação da classe Cor, no arquivo </text:span><text:span text:style-name="T6">cores.py</text:span><text:span text:style-name="T7">.</text:span></text:p>
        </text:list-item>
        <text:list-item>
          <text:p text:style-name="P8"><text:span text:style-name="T7">No arquivo </text:span><text:span text:style-name="T6">main.py</text:span><text:span text:style-name="T7">, o método </text:span><text:span text:style-name="T8">exibir_gameover()</text:span><text:span text:style-name="T7"> do objeto </text:span><text:span text:style-name="T8">tabuleiro</text:span><text:span text:style-name="T7"> é chama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01:14:03.910579537</meta:creation-date>
    <meta:generator>LibreOffice/6.1.3.2$Linux_X86_64 LibreOffice_project/031f4f200df8f56cabb825cb688940875bfa3edf</meta:generator>
    <dc:date>2018-11-22T01:31:47.751019025</dc:date>
    <meta:editing-duration>PT6M25S</meta:editing-duration>
    <meta:editing-cycles>3</meta:editing-cycles>
    <meta:document-statistic meta:table-count="0" meta:image-count="0" meta:object-count="0" meta:page-count="1" meta:paragraph-count="17" meta:word-count="250" meta:character-count="1475" meta:non-whitespace-character-count="1254"/>
  </office:meta>
</office:document-meta>
</file>